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6cm" fo:min-width="1.01cm"/>
    </style:style>
    <style:style style:name="gr2" style:family="graphic" style:parent-style-name="standard">
      <style:graphic-properties svg:stroke-color="#aecf00" draw:textarea-horizontal-align="justify" draw:textarea-vertical-align="middle" draw:auto-grow-height="false" fo:min-height="1.26cm" fo:min-width="1.01cm"/>
    </style:style>
    <style:style style:name="gr3" style:family="graphic" style:parent-style-name="standard">
      <style:graphic-properties svg:stroke-color="#c5000b" draw:textarea-horizontal-align="justify" draw:textarea-vertical-align="middle" draw:auto-grow-height="false" fo:min-height="1.26cm" fo:min-width="1.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134cm" svg:height="2.134cm" svg:x="12.241cm" svg:y="1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134cm" svg:height="2.134cm" svg:x="12.241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134cm" svg:height="2.134cm" svg:x="12.241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134cm" svg:height="2.134cm" svg:x="12.241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134cm" svg:height="2.134cm" svg:x="12.241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134cm" svg:height="2.134cm" svg:x="16.646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.134cm" svg:height="2.134cm" svg:x="6.23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2.134cm" svg:height="2.134cm" svg:x="6.239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373cm" svg:y1="7.598cm" svg:x2="12.241cm" svg:y2="6.197cm" draw:start-shape="id1" draw:start-glue-point="10" draw:end-shape="id2" draw:end-glue-point="6" svg:d="M8373 7598l3868-1401" svg:viewBox="0 0 3869 1402">
          <text:p text:style-name="P1"/>
        </draw:connector>
        <draw:connector draw:style-name="gr4" draw:text-style-name="P2" draw:layer="layout" draw:type="line" svg:x1="8.061cm" svg:y1="6.843cm" svg:x2="12.241cm" svg:y2="2.461cm" draw:start-shape="id1" draw:start-glue-point="11" draw:end-shape="id3" draw:end-glue-point="6" svg:d="M8061 6843l4180-4382" svg:viewBox="0 0 4181 4383">
          <text:p text:style-name="P1"/>
        </draw:connector>
        <draw:connector draw:style-name="gr4" draw:text-style-name="P2" draw:layer="layout" draw:type="line" svg:x1="8.373cm" svg:y1="7.598cm" svg:x2="12.553cm" svg:y2="9.278cm" draw:start-shape="id1" draw:start-glue-point="10" draw:end-shape="id4" draw:end-glue-point="5" svg:d="M8373 7598l4180 1680" svg:viewBox="0 0 4181 1681">
          <text:p text:style-name="P1"/>
        </draw:connector>
        <draw:connector draw:style-name="gr5" draw:text-style-name="P2" draw:layer="layout" draw:type="line" svg:x1="8.061cm" svg:y1="8.353cm" svg:x2="12.553cm" svg:y2="13.314cm" draw:start-shape="id1" draw:start-glue-point="9" draw:end-shape="id5" draw:end-glue-point="5" svg:d="M8061 8353l4492 4961" svg:viewBox="0 0 4493 4962">
          <text:p/>
        </draw:connector>
        <draw:connector draw:style-name="gr5" draw:text-style-name="P2" draw:layer="layout" draw:type="line" svg:x1="8.061cm" svg:y1="8.353cm" svg:x2="12.553cm" svg:y2="17.247cm" draw:start-shape="id1" draw:start-glue-point="9" draw:end-shape="id6" draw:end-glue-point="5" svg:d="M8061 8353l4492 8894" svg:viewBox="0 0 4493 8895">
          <text:p/>
        </draw:connector>
        <draw:connector draw:style-name="gr5" draw:text-style-name="P2" draw:layer="layout" draw:type="line" svg:x1="8.061cm" svg:y1="14.026cm" svg:x2="12.241cm" svg:y2="18.002cm" draw:start-shape="id7" draw:start-glue-point="9" draw:end-shape="id6" draw:end-glue-point="6" svg:d="M8061 14026l4180 3976" svg:viewBox="0 0 4181 3977">
          <text:p/>
        </draw:connector>
        <draw:connector draw:style-name="gr5" draw:text-style-name="P2" draw:layer="layout" draw:type="line" svg:x1="8.373cm" svg:y1="13.271cm" svg:x2="12.241cm" svg:y2="14.069cm" draw:start-shape="id7" draw:start-glue-point="10" draw:end-shape="id5" draw:end-glue-point="6" svg:d="M8373 13271l3868 798" svg:viewBox="0 0 3869 799">
          <text:p/>
        </draw:connector>
        <draw:connector draw:style-name="gr5" draw:text-style-name="P2" draw:layer="layout" draw:type="line" svg:x1="8.373cm" svg:y1="13.271cm" svg:x2="12.241cm" svg:y2="10.033cm" draw:start-shape="id7" draw:start-glue-point="10" draw:end-shape="id4" draw:end-glue-point="6" svg:d="M8373 13271l3868-3238" svg:viewBox="0 0 3869 3239">
          <text:p/>
        </draw:connector>
        <draw:connector draw:style-name="gr5" draw:text-style-name="P2" draw:layer="layout" draw:type="line" svg:x1="8.061cm" svg:y1="12.516cm" svg:x2="12.553cm" svg:y2="6.952cm" draw:start-shape="id7" draw:start-glue-point="11" draw:end-shape="id2" draw:end-glue-point="7" svg:d="M8061 12516l4492-5564" svg:viewBox="0 0 4493 5565">
          <text:p/>
        </draw:connector>
        <draw:connector draw:style-name="gr5" draw:text-style-name="P2" draw:layer="layout" draw:type="line" svg:x1="8.061cm" svg:y1="12.516cm" svg:x2="12.553cm" svg:y2="3.216cm" draw:start-shape="id7" draw:start-glue-point="11" draw:end-shape="id3" draw:end-glue-point="7" svg:d="M8061 12516l4492-9300" svg:viewBox="0 0 4493 9301">
          <text:p/>
        </draw:connector>
        <draw:connector draw:style-name="gr5" draw:text-style-name="P2" draw:layer="layout" draw:type="line" svg:x1="14.375cm" svg:y1="2.461cm" svg:x2="16.958cm" svg:y2="9.465cm" draw:start-shape="id3" draw:start-glue-point="10" draw:end-shape="id8" draw:end-glue-point="5" svg:d="M14375 2461l2583 7004" svg:viewBox="0 0 2584 7005">
          <text:p/>
        </draw:connector>
        <draw:connector draw:style-name="gr5" draw:text-style-name="P2" draw:layer="layout" draw:type="line" svg:x1="14.375cm" svg:y1="6.197cm" svg:x2="16.646cm" svg:y2="10.22cm" draw:start-shape="id2" draw:start-glue-point="10" draw:end-shape="id8" draw:end-glue-point="6" svg:d="M14375 6197l2271 4023" svg:viewBox="0 0 2272 4024">
          <text:p/>
        </draw:connector>
        <draw:connector draw:style-name="gr5" draw:text-style-name="P2" draw:layer="layout" draw:type="line" svg:x1="14.375cm" svg:y1="10.033cm" svg:x2="16.646cm" svg:y2="10.22cm" draw:start-shape="id4" draw:start-glue-point="10" draw:end-shape="id8" draw:end-glue-point="6" svg:d="M14375 10033l2271 187" svg:viewBox="0 0 2272 188">
          <text:p/>
        </draw:connector>
        <draw:connector draw:style-name="gr5" draw:text-style-name="P2" draw:layer="layout" draw:type="line" svg:x1="14.375cm" svg:y1="14.069cm" svg:x2="16.646cm" svg:y2="10.22cm" draw:start-shape="id5" draw:start-glue-point="10" draw:end-shape="id8" draw:end-glue-point="6" svg:d="M14375 14069l2271-3849" svg:viewBox="0 0 2272 3850">
          <text:p/>
        </draw:connector>
        <draw:connector draw:style-name="gr5" draw:text-style-name="P2" draw:layer="layout" draw:type="line" svg:x1="14.063cm" svg:y1="17.247cm" svg:x2="16.958cm" svg:y2="10.975cm" draw:start-shape="id6" draw:start-glue-point="11" draw:end-shape="id8" draw:end-glue-point="7" svg:d="M14063 17247l2895-6272" svg:viewBox="0 0 2896 6273">
          <text:p/>
        </draw:connector>
        <draw:connector draw:style-name="gr5" draw:text-style-name="P2" draw:layer="layout" draw:type="line" svg:x1="17.692cm" svg:y1="12.464cm" svg:x2="17.713cm" svg:y2="11.287cm" draw:end-shape="id8" draw:end-glue-point="8" svg:d="M17692 12464l21-1177" svg:viewBox="0 0 22 1178">
          <text:p/>
        </draw:connector>
        <draw:connector draw:style-name="gr5" draw:text-style-name="P2" draw:layer="layout" draw:type="line" svg:x1="12.656cm" svg:y1="19.828cm" svg:x2="13.308cm" svg:y2="19.069cm" draw:end-shape="id6" draw:end-glue-point="8" svg:d="M12656 19828l652-759" svg:viewBox="0 0 653 760">
          <text:p/>
        </draw:connector>
        <draw:connector draw:style-name="gr5" draw:text-style-name="P2" draw:layer="layout" draw:type="line" svg:x1="13.006cm" svg:y1="15.779cm" svg:x2="13.308cm" svg:y2="15.136cm" draw:end-shape="id5" draw:end-glue-point="8" svg:d="M13006 15779l302-643" svg:viewBox="0 0 303 644">
          <text:p/>
        </draw:connector>
        <draw:connector draw:style-name="gr5" draw:text-style-name="P2" draw:layer="layout" draw:type="line" svg:x1="13.038cm" svg:y1="11.763cm" svg:x2="13.308cm" svg:y2="11.1cm" draw:end-shape="id4" draw:end-glue-point="8" svg:d="M13038 11763l270-663" svg:viewBox="0 0 271 664">
          <text:p/>
        </draw:connector>
        <draw:connector draw:style-name="gr5" draw:text-style-name="P2" draw:layer="layout" draw:type="line" svg:x1="13.102cm" svg:y1="8.16cm" svg:x2="13.308cm" svg:y2="7.264cm" draw:end-shape="id2" draw:end-glue-point="8" svg:d="M13102 8160l206-896" svg:viewBox="0 0 207 897">
          <text:p/>
        </draw:connector>
        <draw:connector draw:style-name="gr5" draw:text-style-name="P2" draw:layer="layout" draw:type="line" svg:x1="13.038cm" svg:y1="4.303cm" svg:x2="13.308cm" svg:y2="3.528cm" draw:end-shape="id3" draw:end-glue-point="8" svg:d="M13038 4303l270-775" svg:viewBox="0 0 271 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2:33:36.927258626</meta:creation-date>
    <dc:date>2016-12-19T22:43:55.732350680</dc:date>
    <meta:editing-duration>PT10M19S</meta:editing-duration>
    <meta:editing-cycles>2</meta:editing-cycles>
    <meta:generator>LibreOffice/5.1.4.2$Linux_X86_64 LibreOffice_project/10m0$Build-2</meta:generator>
    <meta:document-statistic meta:object-count="29"/>
  </office:meta>
</office:document-meta>
</file>